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e1e" officeooo:paragraph-rsid="000aee1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aee1e" officeooo:paragraph-rsid="000aee1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1bf4" officeooo:paragraph-rsid="00111bf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11bf4" officeooo:paragraph-rsid="0016a8f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23b4d" officeooo:paragraph-rsid="00123b4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23b4d" officeooo:paragraph-rsid="0014b67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4b670" officeooo:paragraph-rsid="0014b67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6a8f5" officeooo:paragraph-rsid="0016a8f5"/>
    </style:style>
    <style:style style:name="T1" style:family="text">
      <style:text-properties officeooo:rsid="0014b6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</text:p>
      <text:p text:style-name="P1"/>
      <text:p text:style-name="P1"/>
      <text:list xml:id="list2506774134" text:style-name="L1">
        <text:list-item>
          <text:p text:style-name="P2"><text:a xlink:type="simple" xlink:href="https://www.learnhowtoprogram.com/javascript/asynchrony-and-apis-in-javascript/making-api-calls-with-javascript" text:style-name="Internet_20_link" text:visited-style-name="Visited_20_Internet_20_Link">https://www.learnhowtoprogram.com/javascript/asynchrony-and-apis-in-javascript/making-api-calls-with-javascript</text:a></text:p>
        </text:list-item>
        <text:list-item>
          <text:p text:style-name="P3"><text:a xlink:type="simple" xlink:href="https://www.smashingmagazine.com/2012/06/introduction-to-javascript-unit-testing/" text:style-name="Internet_20_link" text:visited-style-name="Visited_20_Internet_20_Link">https://www.smashingmagazine.com/2012/06/introduction-to-javascript-unit-testing/</text:a></text:p>
        </text:list-item>
        <text:list-item>
          <text:p text:style-name="P3">Build File: <text:a xlink:type="simple" xlink:href="http://w2ui.com/web/blog/4/Using-And-to-Build-and-Deploy-JavaScript-Projects" text:style-name="Internet_20_link" text:visited-style-name="Visited_20_Internet_20_Link">http://w2ui.com/web/blog/4/Using-And-to-Build-and-Deploy-JavaScript-Projects</text:a></text:p>
        </text:list-item>
        <text:list-item>
          <text:p text:style-name="P3">Construct testing data: <text:a xlink:type="simple" xlink:href="http://www.freedatagenerator.com/json-data-generator?templateId=4681" text:style-name="Internet_20_link" text:visited-style-name="Visited_20_Internet_20_Link">http://www.freedatagenerator.com/json-data-generator?templateId=4681</text:a></text:p>
        </text:list-item>
        <text:list-item>
          <text:p text:style-name="P4">Used to understand Promises: </text:p>
          <text:list>
            <text:list-item>
              <text:p text:style-name="P4"><text:a xlink:type="simple" xlink:href="https://medium.com/@bluepnume/learn-about-promises-before-you-start-using-async-await-eb148164a9c8" text:style-name="Internet_20_link" text:visited-style-name="Visited_20_Internet_20_Link">https://medium.com/@bluepnume/learn-about-promises-before-you-start-using-async-await-eb148164a9c8</text:a></text:p>
            </text:list-item>
            <text:list-item>
              <text:p text:style-name="P8">https://ponyfoo.com/articles/understanding-javascript-async-await</text:p>
            </text:list-item>
          </text:list>
        </text:list-item>
        <text:list-item>
          <text:p text:style-name="P5">BetterDoctor Database: <text:a xlink:type="simple" xlink:href="https://developer.betterdoctor.com/documentation15" text:style-name="Internet_20_link" text:visited-style-name="Visited_20_Internet_20_Link">https://developer.betterdoctor.com/documentation15</text:a></text:p>
        </text:list-item>
        <text:list-item>
          <text:p text:style-name="P6">Google Maps api: <text:a xlink:type="simple" xlink:href="https://developers.google.com/maps/" text:style-name="Internet_20_link" text:visited-style-name="Visited_20_Internet_20_Link"><text:span text:style-name="T1">https://developers.google.com/maps/</text:span></text:a></text:p>
        </text:list-item>
        <text:list-item>
          <text:p text:style-name="P7">General help:</text:p>
          <text:list>
            <text:list-item>
              <text:p text:style-name="P7">W3 Schools: <text:a xlink:type="simple" xlink:href="https://www.w3schools.com/" text:style-name="Internet_20_link" text:visited-style-name="Visited_20_Internet_20_Link">https://www.w3schools.com/</text:a></text:p>
            </text:list-item>
            <text:list-item>
              <text:p text:style-name="P7">StackOverflow: https://stackoverflow.com/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1:24:25.431000000</meta:creation-date>
    <meta:editing-duration>P1DT19H43M51S</meta:editing-duration>
    <meta:editing-cycles>5</meta:editing-cycles>
    <meta:generator>LibreOffice/5.3.2.2$Windows_x86 LibreOffice_project/6cd4f1ef626f15116896b1d8e1398b56da0d0ee1</meta:generator>
    <dc:date>2018-03-13T14:50:49.911000000</dc:date>
    <meta:document-statistic meta:table-count="0" meta:image-count="0" meta:object-count="0" meta:page-count="1" meta:paragraph-count="13" meta:word-count="42" meta:character-count="800" meta:non-whitespace-character-count="782"/>
  </office:meta>
</office:document-meta>
</file>